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3Rfc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3RfcTransformer.ini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3Rfc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3RfcTransformer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RfcTransformer.endElement( String uri , String loc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Web3RfcTransformer.characters( char c [ ] , int start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3RfcTransformer.setup(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3Rfc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3RfcTransformer.startElement( String uri , String loc , String raw , Attributes 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